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34e0" officeooo:paragraph-rsid="000234e0"/>
    </style:style>
    <style:style style:name="P2" style:family="paragraph" style:parent-style-name="Standard" style:list-style-name="L1">
      <style:text-properties officeooo:rsid="000234e0" officeooo:paragraph-rsid="000234e0"/>
    </style:style>
    <style:style style:name="P3" style:family="paragraph" style:parent-style-name="Standard" style:list-style-name="L1">
      <style:text-properties officeooo:rsid="00036fc3" officeooo:paragraph-rsid="00036fc3"/>
    </style:style>
    <style:style style:name="P4" style:family="paragraph" style:parent-style-name="Standard">
      <style:text-properties officeooo:rsid="00044528" officeooo:paragraph-rsid="00044528"/>
    </style:style>
    <style:style style:name="P5" style:family="paragraph" style:parent-style-name="Standard">
      <style:text-properties officeooo:rsid="000625fe" officeooo:paragraph-rsid="000625fe"/>
    </style:style>
    <style:style style:name="T1" style:family="text">
      <style:text-properties style:text-position="sub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ech M ∈ Λ .</text:p>
      <text:list xml:id="list2616797689555586380" text:style-name="L1">
        <text:list-item>
          <text:p text:style-name="P2">M jest w postaci β -normalnej ( β -NF, ang. normal form), jeśli nie zawiera β -redeksu (ang. redex = reducible expression), tj. podtermu (λx.P )Q .</text:p>
        </text:list-item>
        <text:list-item>
          <text:p text:style-name="P2">M jest w postaci βη -normalnej ( βη -NF), jeśli nie zawiera β – ani η -redeksu, tj. podtermów (λx.P )Q ani λx.P x , gdzie x <text:span text:style-name="T1">nie</text:span>∈ F V (P ) .</text:p>
        </text:list-item>
        <text:list-item>
          <text:p text:style-name="P2">M jest w czołowej postaci normalnej (HNF, ang. head-normal form), jeśli <text:line-break/>M ≡ λx<text:span text:style-name="T1">1</text:span> . . . x<text:span text:style-name="T1">n</text:span> .yN<text:span text:style-name="T1">1</text:span> . . . N<text:span text:style-name="T1">m </text:span>dla m, n ≥ 0 .</text:p>
        </text:list-item>
        <text:list-item>
          <text:p text:style-name="P2">M jest w słabej czołowej postaci normalnej (WHNF, ang. weak head-normal form), jeśli <text:line-break/>M ≡ λx.N lub M ≡ yN<text:span text:style-name="T1">1</text:span> . . . N<text:span text:style-name="T1">m </text:span>dla m ≥ 0 .</text:p>
          <text:list>
            <text:list-item>
              <text:p text:style-name="P3">λx.x</text:p>
            </text:list-item>
          </text:list>
        </text:list-item>
        <text:list-item>
          <text:p text:style-name="P2">M ma R -NF, jeśli ∃N.M = N i N jest w R -NF, gdzie R oznacza dowolną redukcję.</text:p>
        </text:list-item>
      </text:list>
      <text:p text:style-name="P1"/>
      <text:p text:style-name="P4">foldr f z x:xs = f x (foldr f z xs)</text:p>
      <text:p text:style-name="P4">foldr f z [] = z</text:p>
      <text:p text:style-name="P4"/>
      <text:p text:style-name="P4">foldl f z x:xs = foldl f (f z x) xs</text:p>
      <text:p text:style-name="P4">foldl f z [] = z</text:p>
      <text:p text:style-name="P4"/>
      <text:p text:style-name="P5">wyłuskanie wartości:</text:p>
      <text:p text:style-name="P5">a) return a&gt;&gt;=k = k(a)</text:p>
      <text:p text:style-name="P5">return:: a→ m a</text:p>
      <text:p text:style-name="P5">b) m &gt;&gt;= return = m</text:p>
      <text:p text:style-name="P5">łączność:</text:p>
      <text:p text:style-name="P5">c) m &gt;&gt;=(\x -&gt; k x &gt;&gt;= h) =(m&gt;&gt;=\x → kx ) &gt;&gt;= h</text:p>
      <text:p text:style-name="P5">m1 &gt;&gt;= (\x-&gt;m2 &gt;&gt;= (\ y-&gt;m3)) <text:s/>= (m1 &gt;&gt;= \ x-&gt;m2) &gt;&gt;= (\ y-&gt;m3)</text:p>
      <text:p text:style-name="P5"/>
      <text:p text:style-name="P5">d) m &gt;&gt; (k &gt;&gt; h) = (m&gt;&gt;k)&gt;&gt;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6:10:13.021946918</meta:creation-date>
    <dc:date>2017-02-07T22:52:17.137295367</dc:date>
    <meta:editing-duration>PT4H21M2S</meta:editing-duration>
    <meta:editing-cycles>1</meta:editing-cycles>
    <meta:document-statistic meta:table-count="0" meta:image-count="0" meta:object-count="0" meta:page-count="1" meta:paragraph-count="19" meta:word-count="236" meta:character-count="957" meta:non-whitespace-character-count="742"/>
    <meta:generator>LibreOffice/5.1.4.2$Linux_X86_64 LibreOffice_project/10m0$Build-2</meta:generator>
  </office:meta>
</office:document-meta>
</file>